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utoREALM Blackletter" svg:font-family="'AutoREALM Blackletter'" style:font-pitch="variable"/>
    <style:font-face style:name="Andalus" svg:font-family="Andalus" style:font-family-generic="roman" style:font-pitch="variable"/>
    <style:font-face style:name="Times New Roman" svg:font-family="'Times New Roman'" style:font-family-generic="roman" style:font-pitch="variable"/>
    <style:font-face style:name="Urdu Typesetting" svg:font-family="'Urdu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ndal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22</text:p>
      <text:p text:style-name="P1">Faith Collapsing, Chapter 5</text:p>
      <text:p text:style-name="P1"/>
      <text:p text:style-name="P1"><text:tab/>You have retrieved the Book of Silmar from the desert temple, negotiating with the guardian sphinx to acquire it. Now you trek back across the desert, the brown mountains looming along your path. You reach the Sword of Stah, the fortress blocking the Fengal Pass. The Sword stabs into the sky, it's towering heights rivaling the peaks of the mountains. The golden-cloaked guards offer their hospitality and give you food and drink and bed for the night. The next day you leave at sunrise, setting out through the massive gatehouse to cross the Fengal Valley, leading to the vast plains of Tirion. The sunlight shines into your eyes once you reach the opening of the Pass, the weathered mountains now behind you. </text:p>
      <text:p text:style-name="P1"><text:tab/>You take the southern road, crossing over the Peliad River and stopping for the night in a small holdfast, Heristad. You've been to Heristad before, for just a few miles to the south is the thorp you grew up in, Lerewin. You stop at the small inn and tie up Donkey in the stables, paying the stableboy a copper to tend to him. The inn is quaint, with a small hearth and few customers. You pay 8 copper for your room and another 1 silver for your meal. You dine on hard bread and sweet pig roast, and sip honeyed mead. Ciel plops into a chair, exhausted. He lays down his pack and orders a full meal and two ales. After you eat, you head to your room and sleep for the night. You wake early, before sunrise. You rouse Ciel, and begin to pack your things to begin the rest of your journey-- you still have two days until you reach Era. The sky is a beautiful and hazy orange and purple as the sun rises over the grassy fields, but you see storm clouds at your back. You ready your donkey, and head out along the road. At nightfall, you make camp on the banks of a small creek near the road, refilling your waterskins and eating rations-- dried bread and cheese. Ciel sets up his tent and gazes up at the lighting storm beginning above you. Ciel takes the first watch. The storm passes through without rains, and you watch the sun rise as your watch comes to an end.</text:p>
      <text:p text:style-name="P1"><text:tab/>You begin again on the road, skirting through small towns and passing by the castles of lords unknown to you. As the day nears it's close, you see the outline of Era's walls on the horizon. North of the city you see the torch and lamplights of the refugee camp come from Farad. You reach the torch-lit gate by sundown, the green-cloaked city guard welcoming you in before ending their shifts. You walk along the near-empty streets to the Temple of Pelor to return the Book to Amadeo. Your heavy boots echo on the clean marble floor as you enter, and you are approached by the priest, who directs you to the side room. Amadeo is clad in white robes trimmed in gold, and his red hair is tied up in a pony-tail. He sets down the book he was reading, and walks to meet you.</text:p>
      <text:p text:style-name="P1"><text:tab/>“I see you have returned with the Book. I hope you met no trouble to tough to handle in the desert?”</text:p>
      <text:p text:style-name="P1"><text:tab/>“Eh, a few oversized bugs fit for a spear in the brain,” quipped Ciel.</text:p>
      <text:p text:style-name="P1">Do you ask Amadeo anything, or say any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utoREALM Blackletter" svg:font-family="'AutoREALM Blackletter'" style:font-pitch="variable"/>
    <style:font-face style:name="Andalus" svg:font-family="Andalus" style:font-family-generic="roman" style:font-pitch="variable"/>
    <style:font-face style:name="Times New Roman" svg:font-family="'Times New Roman'" style:font-family-generic="roman" style:font-pitch="variable"/>
    <style:font-face style:name="Urdu Typesetting" svg:font-family="'Urdu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06T10:32:59.11</meta:creation-date>
    <dc:date>2015-07-06T12:54:40.08</dc:date>
    <dc:creator>Nolan Roth</dc:creator>
    <meta:editing-duration>PT1H34M9S</meta:editing-duration>
    <meta:editing-cycles>2</meta:editing-cycles>
    <meta:generator>OpenOffice/4.1.1$Win32 OpenOffice.org_project/411m6$Build-9775</meta:generator>
    <meta:document-statistic meta:table-count="0" meta:image-count="0" meta:object-count="0" meta:page-count="1" meta:paragraph-count="8" meta:word-count="580" meta:character-count="3100"/>
  </office:meta>
</office:document-meta>
</file>